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6mm"/>
    </style:style>
    <style:style style:name="co2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8.38mm"/>
    </style:style>
    <style:style style:name="co5" style:family="table-column">
      <style:table-column-properties fo:break-before="auto" style:column-width="38.03mm"/>
    </style:style>
    <style:style style:name="co6" style:family="table-column">
      <style:table-column-properties fo:break-before="auto" style:column-width="187.87mm"/>
    </style:style>
    <style:style style:name="co7" style:family="table-column">
      <style:table-column-properties fo:break-before="auto" style:column-width="22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ext</text:p>
          </table:table-cell>
          <table:table-cell table:style-name="ce3" office:value-type="string" calcext:value-type="string">
            <text:p>MFPN</text:p>
          </table:table-cell>
          <table:table-cell table:style-name="ce1" office:value-type="string" calcext:value-type="string">
            <text:p>part link</text:p>
          </table:table-cell>
          <table:table-cell table:style-name="ce1" office:value-type="string" calcext:value-type="string">
            <text:p>qty. boards: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formula="of:=[.B2]*[.$H$1]" office:value-type="float" office:value="100" calcext:value-type="float">
            <text:p>100</text:p>
          </table:table-cell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 C6 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table:formula="of:=[.B3]*[.$H$1]" office:value-type="float" office:value="300" calcext:value-type="float">
            <text:p>300</text:p>
          </table:table-cell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0 C11 C12 C13 C15 C16 C7 C9 C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table:formula="of:=[.B4]*[.$H$1]" office:value-type="float" office:value="800" calcext:value-type="float">
            <text:p>800</text:p>
          </table:table-cell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 D2 D3 D4 D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table:formula="of:=[.B5]*[.$H$1]" office:value-type="float" office:value="500" calcext:value-type="float">
            <text:p>5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</text:p>
          </table:table-cell>
          <table:table-cell table:formula="of:=[.B6]*[.$H$1]" office:value-type="float" office:value="100" calcext:value-type="float">
            <text:p>100</text:p>
          </table:table-cell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table:formula="of:=[.B7]*[.$H$1]" office:value-type="float" office:value="100" calcext:value-type="float">
            <text:p>100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1 K2 K3 K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p SIP socket</text:p>
          </table:table-cell>
          <table:table-cell table:formula="of:=[.B8]*[.$H$1]" office:value-type="float" office:value="300" calcext:value-type="float">
            <text:p>300</text:p>
          </table:table-cell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2 P3 P4 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p pin header</text:p>
          </table:table-cell>
          <table:table-cell table:formula="of:=[.B9]*[.$H$1]" office:value-type="float" office:value="300" calcext:value-type="float">
            <text:p>300</text:p>
          </table:table-cell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 R2 R3 R10 R11 R12 R13 R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table:formula="of:=[.B10]*[.$H$1]" office:value-type="float" office:value="800" calcext:value-type="float">
            <text:p>800</text:p>
          </table:table-cell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table:formula="of:=[.B11]*[.$H$1]" office:value-type="float" office:value="100" calcext:value-type="float">
            <text:p>100</text:p>
          </table:table-cell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1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formula="of:=[.B12]*[.$H$1]" office:value-type="float" office:value="100" calcext:value-type="float">
            <text:p>100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table:formula="of:=[.B13]*[.$H$1]" office:value-type="float" office:value="200" calcext:value-type="float">
            <text:p>200</text:p>
          </table:table-cell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formula="of:=[.B14]*[.$H$1]" office:value-type="float" office:value="100" calcext:value-type="float">
            <text:p>100</text:p>
          </table:table-cell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trimmer</text:p>
          </table:table-cell>
          <table:table-cell table:formula="of:=[.B15]*[.$H$1]" office:value-type="float" office:value="100" calcext:value-type="float">
            <text:p>100</text:p>
          </table:table-cell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table:formula="of:=[.B16]*[.$H$1]" office:value-type="float" office:value="100" calcext:value-type="float">
            <text:p>100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 U3 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55" calcext:value-type="float">
            <text:p>555</text:p>
          </table:table-cell>
          <table:table-cell table:formula="of:=[.B17]*[.$H$1]" office:value-type="float" office:value="200" calcext:value-type="float">
            <text:p>200</text:p>
          </table:table-cell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 so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pin DIP</text:p>
          </table:table-cell>
          <table:table-cell table:formula="of:=[.B18]*[.$H$1]" office:value-type="float" office:value="300" calcext:value-type="float">
            <text:p>300</text:p>
          </table:table-cell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16”</text:p>
          </table:table-cell>
          <table:table-cell table:formula="of:=[.B19]*[.$H$1]" office:value-type="float" office:value="100" calcext:value-type="float">
            <text:p>100</text:p>
          </table:table-cell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05:16:07.190135611</dc:date>
    <dc:creator>p f</dc:creator>
    <meta:editing-duration>PT13M6S</meta:editing-duration>
    <meta:editing-cycles>8</meta:editing-cycles>
    <meta:generator>LibreOffice/6.0.7.3$Linux_X86_64 LibreOffice_project/00m0$Build-3</meta:generator>
    <meta:document-statistic meta:table-count="1" meta:cell-count="116" meta:object-count="0"/>
  </office:meta>
</office:document-meta>
</file>